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E000001B897B02502723D74A8.png" manifest:media-type="image/png"/>
  <manifest:file-entry manifest:full-path="Pictures/10000201000001B7000001AD4ECC0C24557437AE.png" manifest:media-type="image/png"/>
  <manifest:file-entry manifest:full-path="Pictures/10000201000001C7000001B7230909594EF7346F.png" manifest:media-type="image/png"/>
  <manifest:file-entry manifest:full-path="Pictures/10000000000001EB000001D9C718C69A8B8992C1.jpg" manifest:media-type="image/jpeg"/>
  <manifest:file-entry manifest:full-path="Pictures/100002010000012C0000012C3C8ADE17F7E2A6E1.png" manifest:media-type="image/png"/>
  <manifest:file-entry manifest:full-path="Pictures/10000201000001BA000001B4F91B26E0CC020A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51cm" svg:y="-0.111cm" svg:width="7.666cm" svg:height="7.385cm" draw:z-index="0"><draw:image xlink:href="Pictures/10000000000001EB000001D9C718C69A8B8992C1.jpg" xlink:type="simple" xlink:show="embed" xlink:actuate="onLoad" loext:mime-type="image/jpeg"/></draw:frame><draw:frame draw:style-name="fr1" draw:name="Image2" text:anchor-type="paragraph" svg:x="9.648cm" svg:y="0.012cm" svg:width="7.332cm" svg:height="7.235cm" draw:z-index="1"><draw:image xlink:href="Pictures/10000201000001BA000001B4F91B26E0CC020A5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-0.138cm" svg:y="16.145cm" svg:width="7.562cm" svg:height="7.294cm" draw:z-index="4"><draw:image xlink:href="Pictures/10000201000001C7000001B7230909594EF7346F.png" xlink:type="simple" xlink:show="embed" xlink:actuate="onLoad" loext:mime-type="image/png"/></draw:frame><draw:frame draw:style-name="fr1" draw:name="Image6" text:anchor-type="paragraph" svg:x="9.387cm" svg:y="16.074cm" svg:width="7.938cm" svg:height="7.938cm" draw:z-index="5"><draw:image xlink:href="Pictures/100002010000012C0000012C3C8ADE17F7E2A6E1.png" xlink:type="simple" xlink:show="embed" xlink:actuate="onLoad" loext:mime-type="image/png"/></draw:frame><draw:frame draw:style-name="fr1" draw:name="Image4" text:anchor-type="paragraph" svg:x="9.693cm" svg:y="7.611cm" svg:width="7.288cm" svg:height="7.123cm" draw:z-index="3"><draw:image xlink:href="Pictures/10000201000001B7000001AD4ECC0C24557437AE.png" xlink:type="simple" xlink:show="embed" xlink:actuate="onLoad" loext:mime-type="image/png"/></draw:frame><draw:frame draw:style-name="fr1" draw:name="Image3" text:anchor-type="paragraph" svg:x="-0.138cm" svg:y="7.721cm" svg:width="7.41cm" svg:height="7.31cm" draw:z-index="2"><draw:image xlink:href="Pictures/10000201000001BE000001B897B02502723D74A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1:28:11.247481722</meta:creation-date>
    <dc:date>2019-08-15T11:38:21.769503926</dc:date>
    <meta:editing-duration>P0D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